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Tag</text:p>
      <text:p text:style-name="Standard">Projekt Aussuchen -Stichpunkte dazu in c/ibmp</text:p>
      <text:p text:style-name="Standard"/>
      <text:p text:style-name="Standard">2. Tag </text:p>
      <text:p text:style-name="Standard">Arduino zusammenbauen arduino lernen, Micro Manager kennenlernen, erstes reinarbeiten, SerialPortleser in Java geschrieben</text:p>
      <text:p text:style-name="Standard"/>
      <text:p text:style-name="Standard">Probleme: Nicht verstanden wie MM benutzt wird → auch nicht wie man werte manipulieren könnte oder sollte wenn man will</text:p>
      <text:p text:style-name="Standard"/>
      <text:p text:style-name="Standard">3.Tag</text:p>
      <text:p text:style-name="Standard">Scripts in Beanshell für MM geschrieben, verstanden wie MM bentzt wird und wie ich die Werte manipulieren kann(zwar noch sehr uneffizient aber es geht)</text:p>
      <text:p text:style-name="Standard"/>
      <text:p text:style-name="Standard">Probleme: Noch nicht geschafft Eigentlich laufendes Test Plugin zu schreiben für MM → Komische Fehler → <text:span text:style-name="T1">EventDispatchTread.run() line: not available</text:span> <text:s/>und Plugin Tab in MM nicht mehr öffenbar wenn PluginOrdner verändert wi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5:36:46.99</meta:creation-date>
    <meta:document-statistic meta:table-count="0" meta:image-count="0" meta:object-count="0" meta:page-count="1" meta:paragraph-count="8" meta:word-count="99" meta:character-count="677"/>
    <dc:date>2014-10-15T15:42:04.54</dc:date>
    <meta:editing-duration>PT5M21S</meta:editing-duration>
    <meta:editing-cycles>1</meta:editing-cycles>
    <meta:generator>OpenOffice.org/3.4.1$Win32 OpenOffice.org_project/341m1$Build-9593</meta:generator>
  </office:meta>
</office:document-meta>
</file>